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mbria1" fo:font-size="13pt" fo:font-weight="bold" officeooo:rsid="000f04f0" officeooo:paragraph-rsid="000f04f0" style:font-size-asian="13pt" style:font-weight-asian="bold" style:font-size-complex="13pt" style:font-weight-complex="bold"/>
    </style:style>
    <style:style style:name="P2" style:family="paragraph" style:parent-style-name="Standard">
      <style:text-properties officeooo:rsid="00106224" officeooo:paragraph-rsid="00106224"/>
    </style:style>
    <style:style style:name="P3" style:family="paragraph" style:parent-style-name="Standard">
      <style:text-properties officeooo:paragraph-rsid="00106224"/>
    </style:style>
    <style:style style:name="P4" style:family="paragraph" style:parent-style-name="Standard">
      <style:text-properties fo:font-weight="normal" officeooo:rsid="00106224" officeooo:paragraph-rsid="00106224" style:font-weight-asian="normal" style:font-weight-complex="normal"/>
    </style:style>
    <style:style style:name="P5"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1" style:font-size-complex="12pt"/>
    </style:style>
    <style:style style:name="P6" style:family="paragraph" style:parent-style-name="Standard">
      <style:paragraph-properties fo:margin-top="0in" fo:margin-bottom="0in" loext:contextual-spacing="false" fo:line-height="100%"/>
      <style:text-properties style:font-name="Cambria" fo:font-size="12pt" officeooo:rsid="000e2698" officeooo:paragraph-rsid="000e2698" style:font-name-asian="MS Mincho" style:font-size-asian="12pt" style:font-name-complex="Times New Roman1" style:font-size-complex="12pt"/>
    </style:style>
    <style:style style:name="P7" style:family="paragraph" style:parent-style-name="Standard">
      <style:paragraph-properties fo:margin-top="0in" fo:margin-bottom="0in" loext:contextual-spacing="false" fo:line-height="100%"/>
      <style:text-properties style:font-name="Cambria" fo:font-size="12pt" officeooo:rsid="000f04f0" officeooo:paragraph-rsid="000f04f0" style:font-name-asian="MS Mincho" style:font-size-asian="12pt" style:font-name-complex="Times New Roman1" style:font-size-complex="12pt"/>
    </style:style>
    <style:style style:name="P8"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Helvetica" style:font-size-complex="12pt"/>
    </style:style>
    <style:style style:name="P9" style:family="paragraph" style:parent-style-name="Standard">
      <style:paragraph-properties fo:margin-top="0in" fo:margin-bottom="0in" loext:contextual-spacing="false" fo:line-height="100%"/>
      <style:text-properties style:font-name="Cambria" fo:font-size="12pt" fo:font-weight="bold" officeooo:rsid="000e2698" officeooo:paragraph-rsid="000e2698" style:font-name-asian="MS Mincho" style:font-size-asian="12pt" style:font-weight-asian="bold" style:font-name-complex="Times New Roman1" style:font-size-complex="12pt" style:font-weight-complex="bold"/>
    </style:style>
    <style:style style:name="P10" style:family="paragraph" style:parent-style-name="Standard">
      <style:paragraph-properties fo:margin-top="0in" fo:margin-bottom="0in" loext:contextual-spacing="false" fo:line-height="100%"/>
      <style:text-properties style:font-name="Cambria" fo:font-size="12pt" fo:font-weight="bold" officeooo:rsid="000f04f0" officeooo:paragraph-rsid="000f04f0" style:font-name-asian="MS Mincho" style:font-size-asian="12pt" style:font-weight-asian="bold" style:font-name-complex="Times New Roman1" style:font-size-complex="12pt" style:font-weight-complex="bold"/>
    </style:style>
    <style:style style:name="P11" style:family="paragraph" style:parent-style-name="Standard">
      <style:paragraph-properties fo:margin-top="0in" fo:margin-bottom="0in" loext:contextual-spacing="false" fo:line-height="100%"/>
      <style:text-properties style:font-name="Cambria" fo:font-size="14pt" fo:font-weight="bold" style:font-name-asian="MS Mincho" style:font-size-asian="14pt" style:font-weight-asian="bold" style:font-name-complex="Times New Roman1" style:font-size-complex="14pt"/>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style:text-properties fo:color="#0000ff" style:font-name="Courier New" fo:font-size="12pt" fo:font-weight="bold" style:font-name-asian="MS Mincho" style:font-size-asian="12pt" style:font-weight-asian="bold" style:font-name-complex="Courier New1" style:font-size-complex="12pt"/>
    </style:style>
    <style:style style:name="P14" style:family="paragraph" style:parent-style-name="Standard" style:master-page-name="Standard">
      <style:paragraph-properties fo:text-align="center" style:justify-single-word="false" style:page-number="auto"/>
    </style:style>
    <style:style style:name="T1" style:family="text">
      <style:text-properties style:font-name="Cambria" fo:font-size="16pt" style:font-name-asian="Calibri1" style:font-size-asian="16pt" style:font-name-complex="Times New Roman1" style:font-size-complex="16pt"/>
    </style:style>
    <style:style style:name="T2" style:family="text">
      <style:text-properties style:font-name="Cambria" style:font-name-asian="Calibri1" style:font-name-complex="Times New Roman1"/>
    </style:style>
    <style:style style:name="T3" style:family="text">
      <style:text-properties style:font-name="Cambria" fo:font-size="20pt" fo:font-weight="bold" style:font-name-asian="Calibri1" style:font-size-asian="20pt" style:font-weight-asian="bold" style:font-name-complex="Times New Roman1" style:font-size-complex="20pt"/>
    </style:style>
    <style:style style:name="T4" style:family="text">
      <style:text-properties style:font-name="Cambria" fo:font-size="12pt" style:font-name-asian="MS Mincho" style:font-size-asian="12pt" style:font-name-complex="Times New Roman1" style:font-size-complex="12pt"/>
    </style:style>
    <style:style style:name="T5" style:family="text">
      <style:text-properties style:font-name="Cambria" fo:font-size="12pt" style:font-name-asian="MS Mincho" style:font-size-asian="12pt" style:font-name-complex="Helvetica" style:font-size-complex="12pt"/>
    </style:style>
    <style:style style:name="T6" style:family="text">
      <style:text-properties style:font-name="Cambria" fo:font-size="12pt" style:text-underline-style="solid" style:text-underline-width="auto" style:text-underline-color="font-color" style:font-name-asian="MS Mincho" style:font-size-asian="12pt" style:font-name-complex="Times New Roman1" style:font-size-complex="12pt"/>
    </style:style>
    <style:style style:name="T7" style:family="text">
      <style:text-properties style:font-name="Cambria" fo:font-size="12pt" fo:font-weight="bold" style:font-name-asian="MS Mincho" style:font-size-asian="12pt" style:font-weight-asian="bold" style:font-name-complex="Times New Roman1" style:font-size-complex="12pt"/>
    </style:style>
    <style:style style:name="T8" style:family="text">
      <style:text-properties style:font-name="Cambria" fo:font-size="12pt" fo:font-weight="bold" style:font-name-asian="MS Mincho" style:font-size-asian="12pt" style:font-weight-asian="bold" style:font-name-complex="Times New Roman1" style:font-size-complex="12pt" style:font-weight-complex="bold"/>
    </style:style>
    <style:style style:name="T9" style:family="text">
      <style:text-properties style:font-name="Cambria" fo:font-size="12pt" fo:font-style="italic" style:font-name-asian="MS Mincho" style:font-size-asian="12pt" style:font-style-asian="italic" style:font-name-complex="Times New Roman1" style:font-size-complex="12pt" style:font-style-complex="italic"/>
    </style:style>
    <style:style style:name="T10" style:family="text">
      <style:text-properties style:font-name="Cambria" fo:font-size="14pt" fo:font-weight="bold" style:font-name-asian="MS Mincho" style:font-size-asian="14pt" style:font-weight-asian="bold" style:font-name-complex="Times New Roman1" style:font-size-complex="14pt"/>
    </style:style>
    <style:style style:name="T11" style:family="text">
      <style:text-properties fo:color="#0000ff" style:font-name="Courier New" fo:font-size="12pt" fo:font-weight="bold" style:font-name-asian="MS Mincho" style:font-size-asian="12pt" style:font-weight-asian="bold" style:font-name-complex="Courier New1" style:font-size-complex="12pt"/>
    </style:style>
    <style:style style:name="T12" style:family="text">
      <style:text-properties fo:color="#0000ff" style:font-name="Courier New" fo:font-size="12pt" fo:font-weight="bold" style:font-name-asian="MS Mincho" style:font-size-asian="12pt" style:font-weight-asian="bold" style:font-name-complex="Courier New1" style:font-size-complex="12pt" style:font-weight-complex="bold"/>
    </style:style>
    <style:style style:name="T13" style:family="text">
      <style:text-properties fo:color="#0000ff" style:font-name="Courier New" fo:font-size="12pt" style:font-name-asian="MS Mincho" style:font-size-asian="12pt" style:font-name-complex="Courier New1" style:font-size-complex="12pt"/>
    </style:style>
    <style:style style:name="T14" style:family="text">
      <style:text-properties fo:color="#0000ff" style:font-name="Times New Roman" fo:font-size="12pt" fo:font-weight="bold" style:font-name-asian="MS Mincho"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Math 338</text:span><text:span text:style-name="T2"><text:tab/> <text:s text:c="13"/><text:tab/></text:span><text:span text:style-name="T3"> <text:s text:c="7"/>Lab Assignment #20 <text:s text:c="2"/></text:span><text:span text:style-name="T1"><text:s text:c="5"/><text:tab/><text:tab/>Fall 2019</text:span></text:p>
      <text:p text:style-name="P5"/>
      <text:p text:style-name="P12"><text:span text:style-name="T4">In this lab, we will test whether there is a difference in the mean sepal length among all three iris species.</text:span></text:p>
      <text:p text:style-name="P13"/>
      <text:p text:style-name="P12"><text:span text:style-name="T5">To start, let’s do some exploratory data analysis. </text:span></text:p>
      <text:p text:style-name="P8"/>
      <text:p text:style-name="P12"><text:span text:style-name="T11">&gt; library(ggplot2)</text:span></text:p>
      <text:p text:style-name="P12"><text:span text:style-name="T11">&gt; </text:span><text:bookmark-start text:name="_GoBack"/><text:span text:style-name="T11">iris_boxplot &lt;- ggplot(iris, aes(x = Species, y = Sepal.Length)) + geom_boxplot() + labs(title = "", x = "", y = "")</text:span><text:bookmark-end text:name="_GoBack"/><text:span text:style-name="T11"> # You finish the code! Optional to add + coord_flip() to make horizontal boxplots instead</text:span></text:p>
      <text:p text:style-name="P8"/>
      <text:p text:style-name="P8"/>
      <text:p text:style-name="P12"><text:span text:style-name="T10">Question #1 </text:span><text:span text:style-name="T4">Insert the final set of boxplots below. </text:span></text:p>
      <text:p text:style-name="P8"/>
      <text:p text:style-name="P9">Please see first attached PDF.</text:p>
      <text:p text:style-name="P5"/>
      <text:p text:style-name="P6"/>
      <text:p text:style-name="P12"><text:span text:style-name="T10">Question #2 </text:span><text:span text:style-name="T4">Write the (null) hypothesis for a one-way ANOVA test of the claim that the three species have the same mean sepal length. Recall that this is a Fisher-type test and so only a null hypothesis is specified.</text:span></text:p>
      <text:p text:style-name="P5"/>
      <text:p text:style-name="P9">For our null hypothesis, there is no difference in petal length, therefore all of the species will have the same petal length.</text:p>
      <text:p text:style-name="P9"/>
      <text:p text:style-name="P12"><text:span text:style-name="T4">Now let’s check our variability.</text:span></text:p>
      <text:p text:style-name="P5"/>
      <text:p text:style-name="P12"><text:span text:style-name="T11">&gt; library(dplyr)</text:span></text:p>
      <text:p text:style-name="P12"><text:span text:style-name="T11">&gt; iris %&gt;% group_by(Species) %&gt;% summarize(mean = mean(Sepal.Length), sd = sd(Sepal.Length)) # No need to store in a variable – just output it directly to console</text:span></text:p>
      <text:p text:style-name="P5"/>
      <text:p text:style-name="P5"/>
      <text:p text:style-name="P12"><text:span text:style-name="T10">Question #3 </text:span><text:span text:style-name="T4">What are the three sample standard deviations? Is our rule of thumb about the population standard deviation satisfied?</text:span></text:p>
      <text:p text:style-name="P5"/>
      <text:p text:style-name="P9">The three standard deviations are 0.352, 0.516, 0.636 . These correspond with the setosa, versicolor and virginica flowers respectively. The lowest standard deviation is 0.352 and that doubled is going to be more than the largest standard deviation of 0.636. Therefore our rule of thumb applies.</text:p>
      <text:p text:style-name="P5"/>
      <text:p text:style-name="P12"><text:span text:style-name="T4">We will now do the one-way ANOVA test in R: </text:span></text:p>
      <text:p text:style-name="P11"/>
      <text:p text:style-name="P12"><text:span text:style-name="T11">&gt; iris_anova &lt;- aov(Sepal.Length ~ Species, data = iris)</text:span></text:p>
      <text:p text:style-name="P12"><text:span text:style-name="T11">&gt; summary(iris_anova)</text:span></text:p>
      <text:p text:style-name="P11"/>
      <text:p text:style-name="P5"/>
      <text:p text:style-name="P12"><text:span text:style-name="T10"/></text:p>
      <text:p text:style-name="P12"><text:soft-page-break/><text:span text:style-name="T10">Question #4 </text:span><text:span text:style-name="T4">Copy and paste the output from the summary function below. Note that this table does </text:span><text:span text:style-name="T6">not</text:span><text:span text:style-name="T4"> include the “Total” row shown in lecture (we can derive all numbers in that row from the values in the table).</text:span></text:p>
      <text:p text:style-name="P5"/>
      <text:p text:style-name="P7"><text:s text:c="21"/>Df Sum Sq Mean Sq F value Pr(&gt;F) <text:s text:c="3"/></text:p>
      <text:p text:style-name="P7">Species <text:s text:c="6"/>2 <text:s/>63.21 <text:s/>31.606 <text:s text:c="2"/>119.3 &lt;2e-16 ***</text:p>
      <text:p text:style-name="P7">Residuals <text:s text:c="2"/>147 <text:s/>38.96 <text:s text:c="2"/>0.265 <text:s text:c="18"/></text:p>
      <text:p text:style-name="P7">---</text:p>
      <text:p text:style-name="P7">Signif. codes: <text:s/>0 ‘***’ 0.001 ‘**’ 0.01 ‘*’ 0.05 ‘.’ 0.1 ‘ ’ 1</text:p>
      <text:p text:style-name="P7"/>
      <text:p text:style-name="P5"/>
      <text:p text:style-name="P12"><text:span text:style-name="T10">Question #5 </text:span><text:span text:style-name="T4">From the output in </text:span><text:span text:style-name="T7">Question #4</text:span><text:span text:style-name="T4">, identify the test statistic, the sampling distribution it comes from (don’t forget to include </text:span><text:span text:style-name="T6">all</text:span><text:span text:style-name="T4"> relevant degrees of freedom parameters), and its observed value in </text:span><text:span text:style-name="T6">this</text:span><text:span text:style-name="T4"> sample of 150 flowers.</text:span></text:p>
      <text:p text:style-name="P7"/>
      <text:p text:style-name="P10">The value of the test statistic is 119.3 and the f distribution of(2, 147)</text:p>
      <text:p text:style-name="P5"/>
      <text:p text:style-name="P5"/>
      <text:p text:style-name="P12"><text:span text:style-name="T10">Question #6</text:span><text:span text:style-name="T4"> What is the p-value for this one-way ANOVA F test? At the 5% significance level, is the model assumption “all three populations have the same mean sepal length” reasonable?</text:span></text:p>
      <text:p text:style-name="P12"><text:span text:style-name="T4"/></text:p>
      <text:p text:style-name="P1">If the p-value is really small then we should not assume that they are not the same.</text:p>
      <text:p text:style-name="Standard"/>
      <text:p text:style-name="Standard"><text:span text:style-name="T4">Your answer to </text:span><text:span text:style-name="T8">Question #6</text:span><text:span text:style-name="T4"> should be that the model assumption is not reasonable. In this case, we want to do </text:span><text:span text:style-name="T9">post hoc</text:span><text:span text:style-name="T4"> tests to determine </text:span><text:span text:style-name="T9">which</text:span><text:span text:style-name="T4"> means are different. Let’s perform the Tukey Honestly Significant Difference post hoc test:</text:span></text:p>
      <text:p text:style-name="Standard"><text:span text:style-name="T11">&gt; TukeyHSD(iris_anova)</text:span></text:p>
      <text:p text:style-name="P3"><text:span text:style-name="T11"/></text:p>
      <text:p text:style-name="P12"><text:span text:style-name="T10">Question #7</text:span><text:span text:style-name="T4"> Copy and paste below the part of the output starting at </text:span><text:span text:style-name="T12">Fit: aov(formula = Sepal.Length ~ Species, data = iris)</text:span><text:span text:style-name="T4">. Which pairs of means appear to be different?</text:span><text:bookmark text:name="_Hlk22895669"/></text:p>
      <text:p text:style-name="P5"/>
      <text:p text:style-name="P2"><text:span text:style-name="T11">Fit: aov(formula = Sepal.Length ~ Species, data = iris)</text:span></text:p>
      <text:p text:style-name="P2"><text:span text:style-name="T11">$Species</text:span></text:p>
      <text:p text:style-name="P2"><text:span text:style-name="T11"><text:s text:c="22"/>diff <text:s text:c="6"/>lwr <text:s text:c="6"/>upr p adj</text:span></text:p>
      <text:p text:style-name="P2"><text:span text:style-name="T11">versicolor-setosa <text:s text:c="3"/>0.930 0.6862273 1.1737727 <text:s text:c="4"/>0</text:span></text:p>
      <text:p text:style-name="P2"><text:span text:style-name="T11">virginica-setosa <text:s text:c="4"/>1.582 1.3382273 1.8257727 <text:s text:c="4"/>0</text:span></text:p>
      <text:p text:style-name="P2"><text:span text:style-name="T11">virginica-versicolor 0.652 0.4082273 0.8957727 <text:s text:c="4"/>0</text:span></text:p>
      <text:p text:style-name="P4"><text:span text:style-name="T13"/></text:p>
      <text:p text:style-name="P4"><text:span text:style-name="T13">We reject the null hypothesis because our p-value is less than our significance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meta:initial-creator>
    <meta:editing-cycles>8</meta:editing-cycles>
    <meta:creation-date>2019-10-24T02:50:00</meta:creation-date>
    <dc:date>2019-11-07T13:59:15.160810210</dc:date>
    <meta:editing-duration>PT13M24S</meta:editing-duration>
    <meta:generator>LibreOffice/5.1.6.2$Linux_X86_64 LibreOffice_project/10m0$Build-2</meta:generator>
    <meta:document-statistic meta:table-count="0" meta:image-count="0" meta:object-count="0" meta:page-count="2" meta:paragraph-count="37" meta:word-count="558" meta:character-count="3428" meta:non-whitespace-character-count="27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